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acheAnnotationParser.parseCacheAnnotations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acheAnnotationPars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acheAnnotationParser.parseCacheAnnotations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acheAnnotationParser.parseEvictAnnotation( AnnotatedElement ae , DefaultCacheConfig defaultConfig , CacheEvict cacheEv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CacheAnnotationParser.validateCacheOperation( AnnotatedElement ae , CacheOperation ope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CacheConfig.applyDefault( CacheOperation . Builder build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pringCacheAnnotationParser.parseCacheAnnotations( DefaultCacheConfig cachingConfig , AnnotatedElement ae , boolean localOnl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ringCacheAnnotationParser.parseCacheableAnnotation( AnnotatedElement ae , DefaultCacheConfig defaultConfig , Cacheable cache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CacheAnnotationParser.parseCachingAnnotation( AnnotatedElement ae , DefaultCacheConfig defaultConfig , Caching caching , Collection &lt; CacheOperation &gt; 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ringCacheAnnotationParser.parsePutAnnotation( AnnotatedElement ae , DefaultCacheConfig defaultConfig , CachePut cache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ringCacheAnnotationParser.parseCacheAnnotations( DefaultCacheConfig cachingConfig , AnnotatedElement a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acheConfig.DefaultCacheConfig( Class &lt; ? &gt;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acheAnnotationParser.isCandidateClass(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acheAnnotationParser.equals( @ Nullable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